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19.09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9.66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8.295cm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2.294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277cm" fo:min-width="3.183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828cm" fo:min-width="2.1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.905cm" svg:x="1cm" svg:y="3.921cm">
          <text:p text:style-name="P1">1 M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16cm" svg:height="1.778cm" svg:x="1cm" svg:y="6.715cm">
          <text:p text:style-name="P1">512 K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795cm" svg:height="1.778cm" svg:x="11.795cm" svg:y="6.715cm">
          <text:p text:style-name="P1">512 K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778cm" svg:x="1cm" svg:y="9.89cm">
          <text:p text:style-name="P1">256 K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778cm" svg:x="6.334cm" svg:y="9.89cm">
          <text:p text:style-name="P1">256 K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.397cm" svg:x="1cm" svg:y="12.684cm">
          <text:p text:style-name="P1">128 K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.397cm" svg:x="4.302cm" svg:y="12.684cm">
          <text:p text:style-name="P1">128 K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.397cm" svg:x="1cm" svg:y="15.097cm">
          <text:p text:style-name="P1">64 K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.397cm" svg:x="4.302cm" svg:y="15.097cm">
          <text:p text:style-name="P1">64 K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.397cm" svg:x="1cm" svg:y="17.41cm">
          <text:p text:style-name="P1">32 K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1.397cm" svg:x="4.302cm" svg:y="17.383cm">
          <text:p text:style-name="P1">32 KB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94cm" svg:height="1.27cm" svg:x="1cm" svg:y="19.669cm">
          <text:p text:style-name="P1">16 KB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94cm" svg:height="1.27cm" svg:x="4.302cm" svg:y="19.669cm">
          <text:p text:style-name="P1">16 KB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08cm" svg:y1="8.493cm" svg:x2="3.413cm" svg:y2="9.89cm">
          <text:p/>
        </draw:line>
        <draw:line draw:style-name="gr7" draw:text-style-name="P2" draw:layer="layout" svg:x1="6.08cm" svg:y1="8.493cm" svg:x2="8.62cm" svg:y2="9.89cm">
          <text:p/>
        </draw:line>
        <draw:line draw:style-name="gr7" draw:text-style-name="P2" draw:layer="layout" svg:x1="3.286cm" svg:y1="11.668cm" svg:x2="2.397cm" svg:y2="12.684cm">
          <text:p/>
        </draw:line>
        <draw:line draw:style-name="gr7" draw:text-style-name="P2" draw:layer="layout" svg:x1="3.286cm" svg:y1="11.668cm" svg:x2="5.826cm" svg:y2="12.684cm">
          <text:p/>
        </draw:line>
        <draw:line draw:style-name="gr7" draw:text-style-name="P2" draw:layer="layout" svg:x1="2.397cm" svg:y1="14.081cm" svg:x2="2.397cm" svg:y2="14.97cm">
          <text:p/>
        </draw:line>
        <draw:line draw:style-name="gr7" draw:text-style-name="P2" draw:layer="layout" svg:x1="2.397cm" svg:y1="14.081cm" svg:x2="5.699cm" svg:y2="14.97cm">
          <text:p/>
        </draw:line>
        <draw:line draw:style-name="gr7" draw:text-style-name="P2" draw:layer="layout" svg:x1="2.397cm" svg:y1="16.521cm" svg:x2="2.397cm" svg:y2="17.41cm">
          <text:p/>
        </draw:line>
        <draw:line draw:style-name="gr7" draw:text-style-name="P2" draw:layer="layout" svg:x1="2.397cm" svg:y1="16.521cm" svg:x2="5.699cm" svg:y2="17.41cm">
          <text:p/>
        </draw:line>
        <draw:line draw:style-name="gr7" draw:text-style-name="P2" draw:layer="layout" svg:x1="2.397cm" svg:y1="18.807cm" svg:x2="2.397cm" svg:y2="19.696cm">
          <text:p/>
        </draw:line>
        <draw:line draw:style-name="gr7" draw:text-style-name="P2" draw:layer="layout" svg:x1="2.524cm" svg:y1="18.78cm" svg:x2="5.699cm" svg:y2="19.669cm">
          <text:p/>
        </draw:line>
        <draw:custom-shape draw:style-name="gr8" draw:text-style-name="P2" draw:layer="layout" svg:width="5.207cm" svg:height="2.159cm" svg:x="13.446cm" svg:y="9.763cm">
          <text:p text:style-name="P1">396 K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683cm" svg:height="1.524cm" svg:x="8.239cm" svg:y="14.97cm">
          <text:p text:style-name="P1">42 K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683cm" svg:height="1.524cm" svg:x="8.239cm" svg:y="17.256cm">
          <text:p text:style-name="P1">28 K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683cm" svg:height="1.524cm" svg:x="8.239cm" svg:y="19.542cm">
          <text:p text:style-name="P1">10 K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8.239cm" svg:y1="15.732cm" svg:x2="7.096cm" svg:y2="15.732cm">
          <text:p/>
        </draw:line>
        <draw:line draw:style-name="gr7" draw:text-style-name="P2" draw:layer="layout" svg:x1="8.239cm" svg:y1="18.018cm" svg:x2="7.096cm" svg:y2="18.018cm">
          <text:p/>
        </draw:line>
        <draw:line draw:style-name="gr7" draw:text-style-name="P2" draw:layer="layout" svg:x1="8.239cm" svg:y1="20.304cm" svg:x2="7.096cm" svg:y2="20.304cm">
          <text:p/>
        </draw:line>
        <draw:line draw:style-name="gr7" draw:text-style-name="P2" draw:layer="layout" svg:x1="16.113cm" svg:y1="9.763cm" svg:x2="16.113cm" svg:y2="8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4:27:38.304965986</meta:creation-date>
    <dc:date>2018-04-06T14:57:54.326659648</dc:date>
    <meta:editing-duration>PT9M3S</meta:editing-duration>
    <meta:editing-cycles>1</meta:editing-cycles>
    <meta:document-statistic meta:object-count="31"/>
    <meta:generator>LibreOffice/5.4.2.2$Linux_X86_64 LibreOffice_project/40m0$Build-2</meta:generator>
  </office:meta>
</office:document-meta>
</file>